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sans" svg:font-family="'Liberation Serifsans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fab7c" officeooo:paragraph-rsid="000fab7c"/>
    </style:style>
    <style:style style:name="P2" style:family="paragraph" style:parent-style-name="Text_20_body">
      <style:paragraph-properties fo:text-align="justify" style:justify-single-word="false"/>
      <style:text-properties officeooo:paragraph-rsid="000fab7c"/>
    </style:style>
    <style:style style:name="P3" style:family="paragraph" style:parent-style-name="Text_20_body">
      <style:paragraph-properties fo:text-align="justify" style:justify-single-word="false"/>
      <style:text-properties style:font-name="Liberation Sans" officeooo:rsid="000fab7c" officeooo:paragraph-rsid="000fab7c"/>
    </style:style>
    <style:style style:name="P4" style:family="paragraph" style:parent-style-name="Heading_20_1">
      <style:paragraph-properties fo:text-align="justify" style:justify-single-word="false"/>
      <style:text-properties officeooo:rsid="000fab7c" officeooo:paragraph-rsid="000fab7c"/>
    </style:style>
    <style:style style:name="P5" style:family="paragraph" style:parent-style-name="Heading_20_1">
      <style:text-properties officeooo:rsid="0014a307" officeooo:paragraph-rsid="0014a307"/>
    </style:style>
    <style:style style:name="P6" style:family="paragraph" style:parent-style-name="Text_20_body">
      <style:paragraph-properties fo:text-align="justify" style:justify-single-word="false"/>
      <style:text-properties style:font-name="Liberation Sans" officeooo:rsid="000fab7c" officeooo:paragraph-rsid="000fab7c"/>
    </style:style>
    <style:style style:name="P7" style:family="paragraph" style:parent-style-name="Text_20_body">
      <style:text-properties officeooo:paragraph-rsid="0014a307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officeooo:paragraph-rsid="0014a307"/>
    </style:style>
    <style:style style:name="P9" style:family="paragraph" style:parent-style-name="Text_20_body">
      <style:text-properties style:font-name="Liberation Sans" officeooo:rsid="0014a307" officeooo:paragraph-rsid="0014a307"/>
    </style:style>
    <style:style style:name="P10" style:family="paragraph" style:parent-style-name="Text_20_body" style:list-style-name="L1">
      <style:text-properties style:font-name="Liberation Sans" officeooo:rsid="0014a307" officeooo:paragraph-rsid="0014a307"/>
    </style:style>
    <style:style style:name="P11" style:family="paragraph" style:parent-style-name="Text_20_body" style:list-style-name="L1">
      <style:text-properties officeooo:paragraph-rsid="0014a307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14a30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1. Instruccions per instal·lar la App</text:h>
      <text:p text:style-name="P2"/>
      <text:p text:style-name="P1"><text:span text:style-name="T1">Per descarregar l’aplicació cal entrar al repositori </text:span><text:a xlink:type="simple" xlink:href="https://github.com/adriahuertas/TennisStrokeDetection" text:style-name="Internet_20_link" text:visited-style-name="Visited_20_Internet_20_Link"><text:span text:style-name="T1">https://github.com/adriahuertas/TennisStrokeDetection</text:span></text:a><text:span text:style-name="T1">. A l’arrel del repositori hi ha el fitxer per instal·lar l’aplicació: TennisStrokeDetection.apk. Cal clicar al nom del fitxer. A la dreta de la pantalla hi ha el menú “Download raw file”, que ens permetrà descarregar l’aplicació.</text:span></text:p>
      <text:p text:style-name="P3"/>
      <text:p text:style-name="P3">Una vegada descarregat, cal transferir aquest fitxer a l’smartphone Android. Després, cal obrir el fitxer des de l’smartphone i l’assistent d’Android ens preguntarà si volem instal·lar l’aplicació. Cal contestar que sí. En alguns casos, serà necessari desactivar la protecció d’Android que impedeix instal·lar aplicacions desconegudes.</text:p>
      <text:p text:style-name="P3"/>
      <text:h text:style-name="P4" text:outline-level="1">2. Instruccions per utilitzar la App</text:h>
      <text:p text:style-name="P2"/>
      <text:p text:style-name="P3">L’aplicació està pensada per capturar les dades mitjançant un smartphone situat a l’avantbraç, subjectat amb un braçalet esportiu, per sota de la munyeca per incomodar el mínim possible al tennista.</text:p>
      <text:p text:style-name="P3"/>
      <text:p text:style-name="P3">Una vegada instal·lada l’aplicació, cal prémer el botó “Enregistrar dades” per començar l’enregistrament de les dades. Tot seguit, ja es pot procedir a efectuar els colpejos. Mentre es registren les dades, la pantalla pot estar encesa o apagada.</text:p>
      <text:p text:style-name="P3"/>
      <text:p text:style-name="P3">Un cop finalitzar l’enregistrament, cal prémer el boto “Parar enregistrarment”. A continuació, es crearan dos fitxers, un amb les dades del giroscopi i un altre amb les dades de l’acceleròmetre. Els fitxers es guarden, per defecte, al directori Android/Data/com.example.tennisstrokedetection/files.</text:p>
      <text:p text:style-name="P3"/>
      <text:h text:style-name="P5" text:outline-level="1">3. Important!</text:h>
      <text:p text:style-name="P7"/>
      <text:p text:style-name="P9">És necessari apuntar d'alguna manera el tipus de cop enregistrat a cada fitxer. Es pot fer de diverses maneres:</text:p>
      <text:list text:style-name="L1">
        <text:list-item>
          <text:p text:style-name="P10">Apuntar l'hora d'inici de la gravació (incloent els segons): Per exemple, hora d'inici 17.00.00 --&gt; 10 drives. </text:p>
          <text:p text:style-name="P10">17:10:30 -&gt; 10 revesos</text:p>
        </text:list-item>
        <text:list-item>
          <text:p text:style-name="P11"><text:soft-page-break/><text:span text:style-name="T2">Modificar el nom del fitxer. El nom dels dos fitxers que es creen és de l'estil "2023-05-08T17 23 53.266399Z_ACC.csv". Es pot modificar el nom del fitxer afegint el nombre i tipus de cop. Per exemple, si hem fet 10 drives, els fitxers quedarien:<text:line-break/> "2023-05-08T17 23 53.266399Z_ACC_10_drives.csv"</text:span></text:p>
        </text:list-item>
      </text:list>
      <text:p text:style-name="P8"><text:span text:style-name="T2"><text:s/>"2023-05-08T17 23 53.266399Z_GIR_10_drives.csv"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sans" svg:font-family="'Liberation Serifsans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3T19:37:22.056279724</meta:creation-date>
    <dc:date>2023-05-31T13:36:14.433000000</dc:date>
    <meta:editing-duration>PT1H28M5S</meta:editing-duration>
    <meta:editing-cycles>3</meta:editing-cycles>
    <meta:generator>LibreOffice/7.4.7.2$Windows_X86_64 LibreOffice_project/723314e595e8007d3cf785c16538505a1c878ca5</meta:generator>
    <meta:document-statistic meta:table-count="0" meta:image-count="0" meta:object-count="0" meta:page-count="2" meta:paragraph-count="13" meta:word-count="303" meta:character-count="2087" meta:non-whitespace-character-count="1798"/>
  </office:meta>
</office:document-meta>
</file>